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058" officeooo:paragraph-rsid="001bd058"/>
    </style:style>
    <style:style style:name="P2" style:family="paragraph" style:parent-style-name="Standard">
      <style:paragraph-properties fo:text-align="start" style:justify-single-word="false"/>
      <style:text-properties officeooo:rsid="001bd058" officeooo:paragraph-rsid="001bd05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bd058" officeooo:paragraph-rsid="001bd05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bd058" officeooo:paragraph-rsid="001d34b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d058" officeooo:paragraph-rsid="001dae56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bd058" officeooo:paragraph-rsid="001bd058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bd058" officeooo:paragraph-rsid="001bd058"/>
    </style:style>
    <style:style style:name="P8" style:family="paragraph" style:parent-style-name="Standard">
      <style:paragraph-properties fo:text-align="start" style:justify-single-word="false"/>
      <style:text-properties officeooo:rsid="001bd058" officeooo:paragraph-rsid="001dae56"/>
    </style:style>
    <style:style style:name="P9" style:family="paragraph" style:parent-style-name="Standard">
      <style:paragraph-properties fo:text-align="start" style:justify-single-word="false"/>
      <style:text-properties officeooo:paragraph-rsid="001d34b5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1e939a"/>
    </style:style>
    <style:style style:name="P11" style:family="paragraph" style:parent-style-name="Standard">
      <style:paragraph-properties fo:text-align="start" style:justify-single-word="false"/>
      <style:text-properties officeooo:paragraph-rsid="001e939a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bd058" officeooo:paragraph-rsid="001bd05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d34b5" officeooo:paragraph-rsid="001d34b5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d34b5" officeooo:paragraph-rsid="001d34b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34b5" officeooo:paragraph-rsid="001d34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d34b5" officeooo:paragraph-rsid="001dae56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d34b5" officeooo:paragraph-rsid="001d34b5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1d34b5" officeooo:paragraph-rsid="001dae56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1d34b5" officeooo:paragraph-rsid="001e939a"/>
    </style:style>
    <style:style style:name="P20" style:family="paragraph" style:parent-style-name="Standard">
      <style:paragraph-properties fo:text-align="start" style:justify-single-word="false"/>
      <style:text-properties officeooo:rsid="001d34b5" officeooo:paragraph-rsid="001dae56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dae56" officeooo:paragraph-rsid="001dae56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dae56" officeooo:paragraph-rsid="001dae56"/>
    </style:style>
    <style:style style:name="P23" style:family="paragraph" style:parent-style-name="Standard" style:list-style-name="L5">
      <style:paragraph-properties fo:text-align="start" style:justify-single-word="false"/>
      <style:text-properties officeooo:rsid="001dae56" officeooo:paragraph-rsid="001e939a"/>
    </style:style>
    <style:style style:name="P24" style:family="paragraph" style:parent-style-name="Standard">
      <style:paragraph-properties fo:text-align="start" style:justify-single-word="false"/>
      <style:text-properties officeooo:rsid="001dae56" officeooo:paragraph-rsid="001e939a"/>
    </style:style>
    <style:style style:name="P2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d058" officeooo:paragraph-rsid="001bd058" style:font-size-asian="18pt" style:font-weight-asian="bold" style:font-size-complex="18pt" style:font-weight-complex="bold"/>
    </style:style>
    <style:style style:name="T1" style:family="text">
      <style:text-properties officeooo:rsid="001bd0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34b5" style:font-weight-asian="bold" style:font-weight-complex="bold"/>
    </style:style>
    <style:style style:name="T4" style:family="text">
      <style:text-properties fo:font-weight="bold" officeooo:rsid="001bd058" style:font-weight-asian="bold" style:font-weight-complex="bold"/>
    </style:style>
    <style:style style:name="T5" style:family="text">
      <style:text-properties fo:font-weight="bold" officeooo:rsid="001e939a" style:font-weight-asian="bold" style:font-weight-complex="bold"/>
    </style:style>
    <style:style style:name="T6" style:family="text">
      <style:text-properties officeooo:rsid="001d34b5"/>
    </style:style>
    <style:style style:name="T7" style:family="text">
      <style:text-properties officeooo:rsid="001dae56"/>
    </style:style>
    <style:style style:name="T8" style:family="text">
      <style:text-properties officeooo:rsid="001e93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ANUAL TÉCNICO</text:p>
      <text:p text:style-name="P1"/>
      <text:p text:style-name="P12">MODELO</text:p>
      <text:p text:style-name="P2"/>
      <text:p text:style-name="P2"><text:span text:style-name="T2">Client:</text:span> Clase para manejar la información de los clientes. </text:p>
      <text:list xml:id="list2600531491" text:style-name="L1">
        <text:list-item>
          <text:p text:style-name="P3">Atributos</text:p>
          <text:list>
            <text:list-item>
              <text:p text:style-name="P3">id: Intege<text:span text:style-name="T6">r</text:span></text:p>
            </text:list-item>
            <text:list-item>
              <text:p text:style-name="P3">name: String</text:p>
            </text:list-item>
            <text:list-item>
              <text:p text:style-name="P3">colorImage: Integer</text:p>
            </text:list-item>
            <text:list-item>
              <text:p text:style-name="P3">colorlessImage: Integer</text:p>
            </text:list-item>
            <text:list-item>
              <text:p text:style-name="P3">steps: Integer</text:p>
            </text:list-item>
          </text:list>
        </text:list-item>
        <text:list-item>
          <text:p text:style-name="P3">Getters and Setters: Hay uno para cada uno de los atributos.</text:p>
          <text:p text:style-name="P3"/>
        </text:list-item>
      </text:list>
      <text:p text:style-name="P2"><text:span text:style-name="T2">Window:</text:span> Clase para manejar la información de las ventanillas.</text:p>
      <text:list xml:id="list4052201289" text:style-name="L2">
        <text:list-item>
          <text:p text:style-name="P6">Atributos</text:p>
          <text:list>
            <text:list-item>
              <text:p text:style-name="P6">id: Integer</text:p>
            </text:list-item>
            <text:list-item>
              <text:p text:style-name="P6">client: Client</text:p>
            </text:list-item>
            <text:list-item>
              <text:p text:style-name="P6">images: Stack&lt;Image&gt;</text:p>
            </text:list-item>
          </text:list>
        </text:list-item>
        <text:list-item>
          <text:p text:style-name="P6">Getters and Setters: Hay uno para cada uno de los atributos.</text:p>
          <text:p text:style-name="P6"/>
        </text:list-item>
      </text:list>
      <text:p text:style-name="P2"><text:span text:style-name="T2">Image:</text:span> Clase para manejar la información de las imágenes.</text:p>
      <text:list xml:id="list2341811138" text:style-name="L3">
        <text:list-item>
          <text:p text:style-name="P7">Atributos</text:p>
          <text:list>
            <text:list-item>
              <text:p text:style-name="P7">id: Integer</text:p>
            </text:list-item>
            <text:list-item>
              <text:p text:style-name="P7">type: String</text:p>
            </text:list-item>
          </text:list>
        </text:list-item>
        <text:list-item>
          <text:p text:style-name="P7">Getters and Setters: Hay uno para cada uno de los atributos.</text:p>
        </text:list-item>
      </text:list>
      <text:p text:style-name="P2"/>
      <text:p text:style-name="P2"/>
      <text:p text:style-name="P13">ESTRUCTURA DE DATOS</text:p>
      <text:p text:style-name="P2"/>
      <text:p text:style-name="P9"><text:span text:style-name="T3">Node</text:span><text:span text:style-name="T4">:</text:span><text:span text:style-name="T1"> Clase para manejar la información de los </text:span><text:span text:style-name="T6">nodos que utiliza template</text:span><text:span text:style-name="T1">. </text:span></text:p>
      <text:list xml:id="list103539917871314" text:continue-list="list2600531491" text:style-name="L1">
        <text:list-item>
          <text:p text:style-name="P4">Atributos</text:p>
          <text:list>
            <text:list-item>
              <text:p text:style-name="P4">id: Intege<text:span text:style-name="T6">r</text:span></text:p>
            </text:list-item>
            <text:list-item>
              <text:p text:style-name="P15">element: T</text:p>
            </text:list-item>
            <text:list-item>
              <text:p text:style-name="P15">after: Node&lt;T&gt;</text:p>
            </text:list-item>
            <text:list-item>
              <text:p text:style-name="P15">before: Node&lt;T&gt;</text:p>
            </text:list-item>
          </text:list>
        </text:list-item>
        <text:list-item>
          <text:p text:style-name="P4">Getters and Setters: Hay uno para cada uno de los atributos.</text:p>
          <text:p text:style-name="P4"/>
        </text:list-item>
      </text:list>
      <text:p text:style-name="P14"><text:span text:style-name="T2">LinkedList:</text:span> Clase de estructura de lista simple que utiliza template.</text:p>
      <text:list xml:id="list2345745557" text:style-name="L4">
        <text:list-item>
          <text:p text:style-name="P17">Atributos</text:p>
          <text:list>
            <text:list-item>
              <text:p text:style-name="P17">index: Integer. <text:span text:style-name="T7">Sirve para generar id para cada nodo.</text:span></text:p>
            </text:list-item>
            <text:list-item>
              <text:p text:style-name="P17">count: Integer. <text:span text:style-name="T7">Sirve para contar la cantidad de elementos en la lista</text:span></text:p>
            </text:list-item>
            <text:list-item>
              <text:p text:style-name="P17">head: Node&lt;T&gt;. <text:span text:style-name="T7">Este contiene la cabeza de la lista.</text:span></text:p>
            </text:list-item>
            <text:list-item>
              <text:p text:style-name="P17">last: <text:span text:style-name="T7">Node&lt;T&gt;. Tiene el ultimo elemento agregado.</text:span></text:p>
            </text:list-item>
          </text:list>
        </text:list-item>
        <text:list-item>
          <text:p text:style-name="P21">Métodos y Funciones</text:p>
          <text:list>
            <text:list-item>
              <text:p text:style-name="P21">get(): Retorna la cabecera de la lista.</text:p>
              <text:list>
                <text:list-item>
                  <text:p text:style-name="P21">Retorna: Node&lt;T&gt;</text:p>
                </text:list-item>
              </text:list>
            </text:list-item>
            <text:list-item>
              <text:p text:style-name="P21">getCount(): Retorna la cantidad de elementos en lista.</text:p>
              <text:list>
                <text:list-item>
                  <text:p text:style-name="P21">Retorna: Integer</text:p>
                </text:list-item>
              </text:list>
            </text:list-item>
            <text:list-item>
              <text:p text:style-name="P21"><text:soft-page-break/>add(T element): Agrega un nuevo elemento al final de la lista.</text:p>
              <text:list>
                <text:list-item>
                  <text:p text:style-name="P21">Parámetros:</text:p>
                  <text:list>
                    <text:list-item>
                      <text:p text:style-name="P21">element: T</text:p>
                    </text:list-item>
                  </text:list>
                </text:list-item>
              </text:list>
            </text:list-item>
            <text:list-item>
              <text:p text:style-name="P21">dequeue(): Elimina el primer elemento de la lista y lo retorna.</text:p>
              <text:list>
                <text:list-item>
                  <text:p text:style-name="P21">Retorna: T</text:p>
                </text:list-item>
              </text:list>
            </text:list-item>
          </text:list>
        </text:list-item>
      </text:list>
      <text:p text:style-name="P8"/>
      <text:p text:style-name="P20"><text:span text:style-name="T5">Stack</text:span>: Clase de estructura de <text:span text:style-name="T8">pila</text:span> que utiliza template.</text:p>
      <text:list xml:id="list1304069347" text:style-name="L5">
        <text:list-item>
          <text:p text:style-name="P18">Atributos</text:p>
          <text:list>
            <text:list-item>
              <text:p text:style-name="P18">index: Integer. <text:span text:style-name="T7">Sirve para generar id para cada nodo.</text:span></text:p>
            </text:list-item>
            <text:list-item>
              <text:p text:style-name="P18">count: Integer. <text:span text:style-name="T7">Sirve para contar la cantidad de elementos en la lista</text:span></text:p>
            </text:list-item>
            <text:list-item>
              <text:p text:style-name="P18">head: Node&lt;T&gt;. <text:span text:style-name="T7">Este contiene la cabeza de la lista.</text:span></text:p>
            </text:list-item>
          </text:list>
        </text:list-item>
        <text:list-item>
          <text:p text:style-name="P22">Métodos y Funciones</text:p>
          <text:list>
            <text:list-item>
              <text:p text:style-name="P22">get(): Retorna la cabecera de la lista.</text:p>
              <text:list>
                <text:list-item>
                  <text:p text:style-name="P22">Retorna: Node&lt;T&gt;</text:p>
                </text:list-item>
              </text:list>
            </text:list-item>
            <text:list-item>
              <text:p text:style-name="P22">getCount(): Retorna la cantidad de elementos en lista.</text:p>
              <text:list>
                <text:list-item>
                  <text:p text:style-name="P22">Retorna: Integer</text:p>
                </text:list-item>
              </text:list>
            </text:list-item>
            <text:list-item>
              <text:p text:style-name="P22">add(T element): Agrega un nuevo elemento al <text:span text:style-name="T8">inicio</text:span> de la lista.</text:p>
              <text:list>
                <text:list-item>
                  <text:p text:style-name="P22">Parámetros:</text:p>
                  <text:list>
                    <text:list-item>
                      <text:p text:style-name="P22">element: T</text:p>
                    </text:list-item>
                  </text:list>
                </text:list-item>
              </text:list>
            </text:list-item>
            <text:list-item>
              <text:p text:style-name="P10"><text:span text:style-name="T8">pop</text:span><text:span text:style-name="T7">(): Elimina el primer elemento de la lista y lo retorna.</text:span></text:p>
              <text:list>
                <text:list-item>
                  <text:p text:style-name="P23">Retorna: T</text:p>
                </text:list-item>
              </text:list>
            </text:list-item>
          </text:list>
        </text:list-item>
      </text:list>
      <text:p text:style-name="P24"/>
      <text:p text:style-name="P11"><text:span text:style-name="T5">CircularDoubleLinkedList</text:span><text:span text:style-name="T6">: Clase de estructura de </text:span><text:span text:style-name="T8">lista circular doblemente enlazada</text:span><text:span text:style-name="T6"> que utiliza template.</text:span></text:p>
      <text:list xml:id="list103541417944541" text:continue-numbering="true" text:style-name="L5">
        <text:list-item>
          <text:p text:style-name="P19">Atributos</text:p>
          <text:list>
            <text:list-item>
              <text:p text:style-name="P19">index: Integer. <text:span text:style-name="T7">Sirve para generar id para cada nodo.</text:span></text:p>
            </text:list-item>
            <text:list-item>
              <text:p text:style-name="P19">count: Integer. <text:span text:style-name="T7">Sirve para contar la cantidad de elementos en la lista</text:span></text:p>
            </text:list-item>
            <text:list-item>
              <text:p text:style-name="P19">head: Node&lt;T&gt;. <text:span text:style-name="T7">Este contiene la cabeza de la lista.</text:span></text:p>
            </text:list-item>
          </text:list>
        </text:list-item>
        <text:list-item>
          <text:p text:style-name="P23">Métodos y Funciones</text:p>
          <text:list>
            <text:list-item>
              <text:p text:style-name="P23">get(): Retorna la cabecera de la lista.</text:p>
              <text:list>
                <text:list-item>
                  <text:p text:style-name="P23">Retorna: Node&lt;T&gt;</text:p>
                </text:list-item>
              </text:list>
            </text:list-item>
            <text:list-item>
              <text:p text:style-name="P23">getCount(): Retorna la cantidad de elementos en lista.</text:p>
              <text:list>
                <text:list-item>
                  <text:p text:style-name="P23">Retorna: Integer</text:p>
                </text:list-item>
              </text:list>
            </text:list-item>
            <text:list-item>
              <text:p text:style-name="P10"><text:span text:style-name="T7">add(T element): Agrega un nuevo elemento al </text:span><text:span text:style-name="T8">final</text:span><text:span text:style-name="T7"> de la lista.</text:span></text:p>
              <text:list>
                <text:list-item>
                  <text:p text:style-name="P23">Parámetros:</text:p>
                  <text:list>
                    <text:list-item>
                      <text:p text:style-name="P23">element: T</text:p>
                    </text:list-item>
                  </text:list>
                </text:list-item>
              </text:list>
            </text:list-item>
            <text:list-item>
              <text:p text:style-name="P10"><text:span text:style-name="T8">pop</text:span><text:span text:style-name="T7">(): Elimina el primer elemento de la lista y lo retorna.</text:span></text:p>
              <text:list>
                <text:list-item>
                  <text:p text:style-name="P23">Retorna: 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09:54:18.145087989</meta:creation-date>
    <dc:date>2022-02-20T10:35:39.446388687</dc:date>
    <meta:editing-duration>PT6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467" meta:character-count="2553" meta:non-whitespace-character-count="2227"/>
  </office:meta>
</office:document-meta>
</file>